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webextensions/taskpanes.xml" manifest:media-type=""/>
  <manifest:file-entry manifest:full-path="webextensions/webextension1.xml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Segoe UI Light" svg:font-family="&quot;Segoe UI Light&quot;"/>
    <style:font-face style:name="Segoe UI Semibold" svg:font-family="&quot;Segoe UI Semi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Segoe UI Light" style:font-name-asian="Segoe UI Light" style:font-name-complex="Segoe UI Light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automatic"/>
      <style:text-properties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/>
      <style:text-properties style:font-name="Segoe UI Light" style:font-name-asian="Segoe UI Light" style:font-name-complex="Segoe UI Light"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/>
      <style:text-properties style:font-name="Segoe UI Semibold" style:font-name-asian="Segoe UI Semibold" style:font-name-complex="Segoe UI Semibold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90625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26.1pt" style:use-optimal-row-height="true" fo:break-before="auto"/>
    </style:style>
    <style:style style:name="ro3" style:family="table-row">
      <style:table-row-properties style:row-height="35.1pt" style:use-optimal-row-height="true" fo:break-before="auto"/>
    </style:style>
    <style:style style:name="ro4" style:family="table-row">
      <style:table-row-properties style:row-height="17.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0" draw:name="Add-in_Icon" svg:x="0.08494in" svg:y="0.03472in" svg:width="0.30486in" svg:height="0.30486in" style:rel-width="scale" style:rel-height="scale">
              <draw:image xlink:href="" xlink:type="simple" xlink:show="embed" xlink:actuate="onLoad"/>
              <svg:title/>
              <svg:desc>Icon for data.world — Datasets and Insights.</svg:desc>
            </draw:frame>
          </table:table-cell>
          <table:table-cell office:value-type="string" table:number-columns-spanned="24" table:number-rows-spanned="1" table:style-name="ce2">
            <text:p>data.world — Datasets and Insights</text:p>
          </table:table-cell>
          <table:covered-table-cell table:number-columns-repeated="23"/>
          <table:table-cell table:number-columns-repeated="16358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25" table:number-rows-spanned="1" table:style-name="ce5">
            <text:p>Launch the add-in</text:p>
          </table:table-cell>
          <table:covered-table-cell table:number-columns-repeated="24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number-columns-spanned="25" table:number-rows-spanned="1" table:style-name="ce3">
            <text:p>After you install the add-in, you can launch it by choosing the add-in button on the Home tab</text:p>
          </table:table-cell>
          <table:covered-table-cell table:number-columns-repeated="24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number-columns-spanned="25" table:number-rows-spanned="1" table:style-name="ce6">
            <text:p>On the Home tab</text:p>
          </table:table-cell>
          <table:covered-table-cell table:number-columns-repeated="24"/>
          <table:table-cell table:number-columns-repeated="16358"/>
        </table:table-row>
        <table:table-row table:style-name="ro1">
          <table:table-cell/>
          <table:table-cell table:style-name="ce1">
            <draw:frame draw:z-index="2" draw:id="id1" draw:style-name="a1" draw:name="LaunchHelpImage" svg:x="0in" svg:y="0in" svg:width="6.47569in" svg:height="2.26102in" style:rel-width="scale" style:rel-height="scale">
              <draw:image xlink:href="" xlink:type="simple" xlink:show="embed" xlink:actuate="onLoad"/>
              <svg:title/>
              <svg:desc>Office ribbon open on the Home tab.</svg:desc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table:style-name="ce1">
            <draw:frame draw:z-index="5" draw:id="id4" draw:style-name="a10" draw:name="TabName" svg:x="0.35461in" svg:y="0.10916in" svg:width="1.22872in" svg:height="0.35158in">
              <draw:text-box>
                <text:p text:style-name="a9" text:class-names="" text:cond-style-name=""><text:span text:style-name="a7" text:class-names="">Home</text:span><text:span text:style-name="a8" text:class-names=""/></text:p>
              </draw:text-box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1"/>
          <table:table-cell table:style-name="ce1">
            <draw:frame draw:z-index="4" draw:id="id3" draw:style-name="a6" draw:name="CommandButton" svg:x="0.0076in" svg:y="0.05317in" svg:width="0.50714in" svg:height="0.5002in" style:rel-width="scale" style:rel-height="scale">
              <draw:image xlink:href="" xlink:type="simple" xlink:show="embed" xlink:actuate="onLoad"/>
              <svg:title/>
              <svg:desc>Command button for data.world — Datasets and Insights.</svg:desc>
            </draw:frame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1">
            <draw:frame draw:z-index="3" draw:id="id2" draw:style-name="a5" draw:name="GroupName" svg:x="0.4314in" svg:y="0.13804in" svg:width="0.99378in" svg:height="0.33499in">
              <draw:text-box>
                <text:p text:style-name="a4" text:class-names="" text:cond-style-name=""><text:span text:style-name="a2" text:class-names="">data.world</text:span><text:span text:style-name="a3" text:class-names=""/></text:p>
              </draw:text-box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5" table:number-rows-spanned="1" table:style-name="ce2">
            <text:p>Need more help?</text:p>
          </table:table-cell>
          <table:covered-table-cell table:number-columns-repeated="24"/>
          <table:table-cell table:number-columns-repeated="16358"/>
        </table:table-row>
        <table:table-row table:style-name="ro4">
          <table:table-cell/>
          <table:table-cell office:value-type="string" table:number-columns-spanned="25" table:number-rows-spanned="1" table:style-name="ce3">
            <text:p>Return to your internet browser or copy this link into your browser:</text:p>
          </table:table-cell>
          <table:covered-table-cell table:number-columns-repeated="24"/>
          <table:table-cell table:number-columns-repeated="16358"/>
        </table:table-row>
        <table:table-row table:style-name="ro5">
          <table:table-cell/>
          <table:table-cell office:value-type="string" table:number-columns-spanned="25" table:number-rows-spanned="1" table:style-name="ce4">
            <text:p><text:a xlink:href="https://store.office.com:443/destroute?osid=6d0c55f7-d535-4f3a-8d4d-b516a597c732&amp;ai=WA104381270&amp;rs=en-001&amp;ta=HE">https://store.office.com/destroute?osid=6d0c55f7-d535-4f3a-8d4d-b516a597c732&amp;ai=WA104381270&amp;rs=en-001&amp;ta=HE</text:a></text:p>
          </table:table-cell>
          <table:covered-table-cell table:number-columns-repeated="24"/>
          <table:table-cell table:number-columns-repeated="16358"/>
        </table:table-row>
        <table:table-row table:style-name="ro6">
          <table:table-cell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5" table:number-rows-spanned="1" table:style-name="ce2">
            <text:p/>
          </table:table-cell>
          <table:covered-table-cell table:number-columns-repeated="24"/>
          <table:table-cell table:number-columns-repeated="16358"/>
        </table:table-row>
        <table:table-row table:style-name="ro4">
          <table:table-cell/>
          <table:table-cell office:value-type="string" table:number-columns-spanned="25" table:number-rows-spanned="1" table:style-name="ce3">
            <text:p/>
          </table:table-cell>
          <table:covered-table-cell table:number-columns-repeated="24"/>
          <table:table-cell table:number-columns-repeated="1635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Segoe UI Light" svg:font-family="&quot;Segoe UI Light&quot;"/>
    <style:font-face style:name="Segoe UI Semibold" svg:font-family="&quot;Segoe UI Semibold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Microsoft</meta:initial-creator>
    <dc:creator/>
    <meta:creation-date>2020-01-30T19:10:02Z</meta:creation-date>
    <dc:date>2020-01-30T19:14:25Z</dc:date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t-dahop@microsoft.com</meta:user-defined>
    <meta:user-defined meta:name="MSIP_Label_f42aa342-8706-4288-bd11-ebb85995028c_SetDate">2018-07-20T14:24:57.4740234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user-defined meta:name="ContentTypeId">0x010100CD401524DC532D42A0E0ED886331A72B</meta:user-defined>
  </office:meta>
</office:document-meta>
</file>

<file path=webextensions/taskpanes.xml><?xml version="1.0" encoding="utf-8"?>
<wetp:taskpanes xmlns:wetp="http://schemas.microsoft.com/office/webextensions/taskpanes/2010/11">
  <wetp:taskpane dockstate="right" visibility="1" width="350" row="1">
    <wetp:webextensionref xmlns:r="http://schemas.openxmlformats.org/officeDocument/2006/relationships" r:id="rId1"/>
  </wetp:taskpane>
</wetp:taskpanes>
</file>

<file path=webextensions/webextension1.xml><?xml version="1.0" encoding="utf-8"?>
<we:webextension xmlns:we="http://schemas.microsoft.com/office/webextensions/webextension/2010/11" id="{e95dc902-9438-4982-ae73-2a1d5ece6c5a}">
  <we:reference id="WA104381270" version="1.1.0.0" store="en-001" storeType="OMEX"/>
  <we:alternateReferences/>
  <we:properties/>
  <we:bindings/>
  <we:snapshot xmlns:r="http://schemas.openxmlformats.org/officeDocument/2006/relationships"/>
  <we:extLst>
    <a:ext xmlns:a="http://schemas.openxmlformats.org/drawingml/2006/main" uri="{D87F86FE-615C-45B5-9D79-34F1136793EB}">
      <we:containsCustomFunctions/>
    </a:ext>
  </we:extLst>
</we:webextension>
</file>